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66in"/>
    </style:style>
    <style:style style:name="co2" style:family="table-column">
      <style:table-column-properties fo:break-before="auto" style:column-width="1.1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319in"/>
    </style:style>
    <style:style style:name="co5" style:family="table-column">
      <style:table-column-properties fo:break-before="auto" style:column-width="1.6126in"/>
    </style:style>
    <style:style style:name="co6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ummary Profit" table:style-name="ta1">
        <table:shapes>
          <draw:frame draw:z-index="0" draw:style-name="gr1" draw:text-style-name="P1" svg:width="7.9709in" svg:height="4.9673in" svg:x="4.3319in" svg:y="1.5579in">
            <draw:object draw:notify-on-update-of-ranges="'Summary Profit'.A2:'Summary Profit'.A2 'Summary Profit'.A3:'Summary Profit'.A15 'Summary Profit'.B2:'Summary Profit'.B2 'Summary Profit'.B3:'Summary Profit'.B15 'Summary Profit'.C2:'Summary Profit'.C2 'Summary Profit'.C3:'Summary Profit'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Total Profit</text:p>
          </table:table-cell>
          <table:covered-table-cell/>
          <table:table-cell office:value-type="string" calcext:value-type="string" table:number-columns-spanned="2" table:number-rows-spanned="1">
            <text:p>Total Profit 2</text:p>
          </table:table-cell>
          <table:covered-table-cell/>
          <table:table-cell office:value-type="string" calcext:value-type="string" table:number-columns-spanned="2" table:number-rows-spanned="1">
            <text:p>Total Profit 2</text:p>
          </table:table-cell>
          <table:covered-table-cell/>
        </table:table-row>
        <table:table-row table:style-name="ro1">
          <table:table-cell office:value-type="string" calcext:value-type="string">
            <text:p>Simulation Run</text:p>
          </table:table-cell>
          <table:table-cell office:value-type="string" calcext:value-type="string">
            <text:p>Variable Pricing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Variable Pricing 2</text:p>
          </table:table-cell>
          <table:table-cell office:value-type="string" calcext:value-type="string">
            <text:p>Benchmark 2</text:p>
          </table:table-cell>
          <table:table-cell office:value-type="string" calcext:value-type="string">
            <text:p>Variable Pricing 3</text:p>
          </table:table-cell>
          <table:table-cell office:value-type="string" calcext:value-type="string">
            <text:p>Benchmark 3</text:p>
          </table:table-cell>
        </table:table-row>
        <table:table-row table:style-name="ro1">
          <table:table-cell office:value-type="string" calcext:value-type="string">
            <text:p>Higher Benchmark</text:p>
          </table:table-cell>
          <table:table-cell office:value-type="float" office:value="2856110" calcext:value-type="float">
            <text:p>2856110</text:p>
          </table:table-cell>
          <table:table-cell office:value-type="float" office:value="-382392" calcext:value-type="float">
            <text:p>-382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</text:p>
          </table:table-cell>
          <table:table-cell office:value-type="float" office:value="2533774" calcext:value-type="float">
            <text:p>2533774</text:p>
          </table:table-cell>
          <table:table-cell office:value-type="float" office:value="167001" calcext:value-type="float">
            <text:p>167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er Range</text:p>
          </table:table-cell>
          <table:table-cell office:value-type="float" office:value="2379639" calcext:value-type="float">
            <text:p>2379639</text:p>
          </table:table-cell>
          <table:table-cell office:value-type="float" office:value="-14051" calcext:value-type="float">
            <text:p>-14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Estimate -100</text:p>
          </table:table-cell>
          <table:table-cell office:value-type="float" office:value="2234487" calcext:value-type="float">
            <text:p>2234487</text:p>
          </table:table-cell>
          <table:table-cell office:value-type="float" office:value="-145984" calcext:value-type="float">
            <text:p>-145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Estimate 10</text:p>
          </table:table-cell>
          <table:table-cell office:value-type="float" office:value="1963374" calcext:value-type="float">
            <text:p>1963374</text:p>
          </table:table-cell>
          <table:table-cell office:value-type="float" office:value="-525651" calcext:value-type="float">
            <text:p>-525651</text:p>
          </table:table-cell>
          <table:table-cell office:value-type="float" office:value="1327888" calcext:value-type="float">
            <text:p>1327888</text:p>
          </table:table-cell>
          <table:table-cell office:value-type="float" office:value="-430496" calcext:value-type="float">
            <text:p>-430496</text:p>
          </table:table-cell>
          <table:table-cell office:value-type="float" office:value="2202645" calcext:value-type="float">
            <text:p>2202645</text:p>
          </table:table-cell>
          <table:table-cell office:value-type="float" office:value="185973" calcext:value-type="float">
            <text:p>185973</text:p>
          </table:table-cell>
        </table:table-row>
        <table:table-row table:style-name="ro1">
          <table:table-cell office:value-type="string" calcext:value-type="string">
            <text:p>Value Estimate -10</text:p>
          </table:table-cell>
          <table:table-cell office:value-type="float" office:value="1626688" calcext:value-type="float">
            <text:p>1626688</text:p>
          </table:table-cell>
          <table:table-cell office:value-type="float" office:value="-331469" calcext:value-type="float">
            <text:p>-331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er Benchmark</text:p>
          </table:table-cell>
          <table:table-cell office:value-type="float" office:value="1525955" calcext:value-type="float">
            <text:p>1525955</text:p>
          </table:table-cell>
          <table:table-cell office:value-type="float" office:value="-489257" calcext:value-type="float">
            <text:p>-489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er Range</text:p>
          </table:table-cell>
          <table:table-cell office:value-type="float" office:value="1204414" calcext:value-type="float">
            <text:p>1204414</text:p>
          </table:table-cell>
          <table:table-cell office:value-type="float" office:value="-477736" calcext:value-type="float">
            <text:p>-477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Estimate 100</text:p>
          </table:table-cell>
          <table:table-cell office:value-type="float" office:value="1166970" calcext:value-type="float">
            <text:p>1166970</text:p>
          </table:table-cell>
          <table:table-cell office:value-type="float" office:value="-1524784" calcext:value-type="float">
            <text:p>-1524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er Discount Factor</text:p>
          </table:table-cell>
          <table:table-cell office:value-type="float" office:value="1148317" calcext:value-type="float">
            <text:p>1148317</text:p>
          </table:table-cell>
          <table:table-cell office:value-type="float" office:value="395331" calcext:value-type="float">
            <text:p>395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er Greediness</text:p>
          </table:table-cell>
          <table:table-cell office:value-type="float" office:value="1088501" calcext:value-type="float">
            <text:p>1088501</text:p>
          </table:table-cell>
          <table:table-cell office:value-type="float" office:value="280535" calcext:value-type="float">
            <text:p>280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ited Time (Adjusted)</text:p>
          </table:table-cell>
          <table:table-cell office:value-type="float" office:value="411780" calcext:value-type="float">
            <text:p>411780</text:p>
          </table:table-cell>
          <table:table-cell office:value-type="float" office:value="-704860" calcext:value-type="float">
            <text:p>-7048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ited Time</text:p>
          </table:table-cell>
          <table:table-cell office:value-type="float" office:value="20589" calcext:value-type="float">
            <text:p>20589</text:p>
          </table:table-cell>
          <table:table-cell office:value-type="float" office:value="-35243" calcext:value-type="float">
            <text:p>-35243</text:p>
          </table:table-cell>
          <table:table-cell table:number-columns-repeated="4"/>
        </table:table-row>
      </table:table>
      <table:table table:name="Fare Price Regression" table:style-name="ta1">
        <table:shapes>
          <draw:frame draw:z-index="0" draw:style-name="gr1" draw:text-style-name="P1" svg:width="6.2988in" svg:height="3.5429in" svg:x="0in" svg:y="2.6016in">
            <draw:object draw:notify-on-update-of-ranges="'Fare Price Regression'.A2:'Fare Price Regression'.A2 'Fare Price Regression'.B2:'Fare Price Regression'.C2 'Fare Price Regression'.A3:'Fare Price Regression'.A3 'Fare Price Regression'.B3:'Fare Price Regression'.C3 'Fare Price Regression'.A4:'Fare Price Regression'.A4 'Fare Price Regression'.B4:'Fare Price Regression'.C4 'Fare Price Regression'.A5:'Fare Price Regression'.A5 'Fare Price Regression'.B5:'Fare Price Regression'.C5 'Fare Price Regression'.A6:'Fare Price Regression'.A6 'Fare Price Regression'.B6:'Fare Price Regression'.C6 'Fare Price Regression'.A7:'Fare Price Regression'.A7 'Fare Price Regression'.B7:'Fare Price Regression'.C7 'Fare Price Regression'.A8:'Fare Price Regression'.A8 'Fare Price Regression'.B8:'Fare Price Regression'.C8 'Fare Price Regression'.A9:'Fare Price Regression'.A9 'Fare Price Regression'.B9:'Fare Price Regression'.C9 'Fare Price Regression'.A10:'Fare Price Regression'.A10 'Fare Price Regression'.B10:'Fare Price Regression'.C10 'Fare Price Regression'.A11:'Fare Price Regression'.A11 'Fare Price Regression'.B11:'Fare Price Regression'.C11 'Fare Price Regression'.A12:'Fare Price Regression'.A12 'Fare Price Regression'.B12:'Fare Price Regression'.C12 'Fare Price Regression'.A13:'Fare Price Regression'.A13 'Fare Price Regression'.B13:'Fare Price Regression'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6.6882in" svg:y="0in">
            <draw:object draw:notify-on-update-of-ranges="'Fare Price Regression'.D2:'Fare Price Regression'.D2 'Fare Price Regression'.E2:'Fare Price Regression'.F2 'Fare Price Regression'.D3:'Fare Price Regression'.D3 'Fare Price Regression'.E3:'Fare Price Regression'.F3 'Fare Price Regression'.D4:'Fare Price Regression'.D4 'Fare Price Regression'.E4:'Fare Price Regression'.F4 'Fare Price Regression'.D5:'Fare Price Regression'.D5 'Fare Price Regression'.E5:'Fare Price Regression'.F5 'Fare Price Regression'.D6:'Fare Price Regression'.D6 'Fare Price Regression'.E6:'Fare Price Regression'.F6 'Fare Price Regression'.D7:'Fare Price Regression'.D7 'Fare Price Regression'.E7:'Fare Price Regression'.F7 'Fare Price Regression'.D8:'Fare Price Regression'.D8 'Fare Price Regression'.E8:'Fare Price Regression'.F8 'Fare Price Regression'.D9:'Fare Price Regression'.D9 'Fare Price Regression'.E9:'Fare Price Regression'.F9 'Fare Price Regression'.D10:'Fare Price Regression'.D10 'Fare Price Regression'.E10:'Fare Price Regression'.F10 'Fare Price Regression'.D11:'Fare Price Regression'.D11 'Fare Price Regression'.E11:'Fare Price Regression'.F11 'Fare Price Regression'.D12:'Fare Price Regression'.D12 'Fare Price Regression'.E12:'Fare Price Regression'.F12 'Fare Price Regression'.D13:'Fare Price Regression'.D13 'Fare Price Regression'.E13:'Fare Price Regression'.F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Variable Pricing</text:p>
          </table:table-cell>
          <table:covered-table-cell/>
          <table:table-cell/>
          <table:table-cell office:value-type="string" calcext:value-type="string" table:number-columns-spanned="2" table:number-rows-spanned="1">
            <text:p>Benchmark</text:p>
          </table:table-cell>
          <table:covered-table-cell/>
        </table:table-row>
        <table:table-row table:style-name="ro1">
          <table:table-cell office:value-type="string" calcext:value-type="string">
            <text:p>Simulation Ru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Simulation Ru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ish</text:p>
          </table:table-cell>
        </table:table-row>
        <table:table-row table:style-name="ro1">
          <table:table-cell office:value-type="string" calcext:value-type="string">
            <text:p>Higher Benchmark</text:p>
          </table:table-cell>
          <table:table-cell office:value-type="float" office:value="3.4" calcext:value-type="float">
            <text:p>3.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Lower Greediness</text:p>
          </table:table-cell>
          <table:table-cell office:value-type="float" office:value="-0.45" calcext:value-type="float">
            <text:p>-0.4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Lower Discount Factor</text:p>
          </table:table-cell>
          <table:table-cell office:value-type="float" office:value="0.2" calcext:value-type="float">
            <text:p>0.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Value Estimate -100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ndard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Lower Range</text:p>
          </table:table-cell>
          <table:table-cell office:value-type="float" office:value="4.25" calcext:value-type="float">
            <text:p>4.2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Lower Range</text:p>
          </table:table-cell>
          <table:table-cell office:value-type="float" office:value="-0.35" calcext:value-type="float">
            <text:p>-0.3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Value Estimate 10</text:p>
          </table:table-cell>
          <table:table-cell office:value-type="float" office:value="2.25" calcext:value-type="float">
            <text:p>2.2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Lower Benchmark</text:p>
          </table:table-cell>
          <table:table-cell office:value-type="float" office:value="-1.75" calcext:value-type="float">
            <text:p>-1.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Lower Benchmark</text:p>
          </table:table-cell>
          <table:table-cell office:value-type="float" office:value="1.2" calcext:value-type="float">
            <text:p>1.2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Value Estimate -100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wer Discount Factor</text:p>
          </table:table-cell>
          <table:table-cell office:value-type="float" office:value="0.85" calcext:value-type="float">
            <text:p>0.8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Value Estimate 10</text:p>
          </table:table-cell>
          <table:table-cell office:value-type="float" office:value="-1.6" calcext:value-type="float">
            <text:p>-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ue Estimate -10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Value Estimate -10</text:p>
          </table:table-cell>
          <table:table-cell office:value-type="float" office:value="-0.9" calcext:value-type="float">
            <text:p>-0.9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Lower Greediness</text:p>
          </table:table-cell>
          <table:table-cell office:value-type="float" office:value="1.2" calcext:value-type="float">
            <text:p>1.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Higher Benchmark</text:p>
          </table:table-cell>
          <table:table-cell office:value-type="float" office:value="-1.05" calcext:value-type="float">
            <text:p>-1.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string" calcext:value-type="string">
            <text:p>Higher Range</text:p>
          </table:table-cell>
          <table:table-cell office:value-type="float" office:value="1.13" calcext:value-type="float">
            <text:p>1.1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Higher Range</text:p>
          </table:table-cell>
          <table:table-cell office:value-type="float" office:value="-1.25" calcext:value-type="float">
            <text:p>-1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string" calcext:value-type="string">
            <text:p>Value Estimate 100</text:p>
          </table:table-cell>
          <table:table-cell office:value-type="float" office:value="1.55" calcext:value-type="float">
            <text:p>1.55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Value Estimate 100</text:p>
          </table:table-cell>
          <table:table-cell office:value-type="float" office:value="-2.57" calcext:value-type="float">
            <text:p>-2.57</text:p>
          </table:table-cell>
          <table:table-cell office:value-type="float" office:value="-2.58" calcext:value-type="float">
            <text:p>-2.58</text:p>
          </table:table-cell>
        </table:table-row>
      </table:table>
      <table:named-expressions/>
      <table:database-ranges>
        <table:database-range table:name="__Anonymous_Sheet_DB__0" table:target-range-address="'Summary Profit'.A2:'Summary Profit'.C15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Fare Price Regression'.A2:'Fare Price Regression'.C14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18:58:35.5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7:28:54.835000000</meta:creation-date>
    <dc:date>2014-05-15T14:59:20.287000000</dc:date>
    <meta:editing-duration>P1DT23H28M13S</meta:editing-duration>
    <meta:editing-cycles>20</meta:editing-cycles>
    <meta:generator>LibreOffice/4.2.3.3$Windows_x86 LibreOffice_project/882f8a0a489bc99a9e60c7905a60226254cb6ff0</meta:generator>
    <meta:document-statistic meta:table-count="2" meta:cell-count="1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axis-label-position="outside-start" style:rotation-angle="2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start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47cm" svg:height="12.618cm" xlink:href=".." xlink:type="simple" chart:class="chart:line" chart:style-name="ch1">
        <chart:title svg:x="17.259cm" svg:y="2.876cm" chart:style-name="ch2">
          <text:p>Total Profit</text:p>
        </chart:title>
        <chart:legend chart:legend-position="end" svg:x="17.084cm" svg:y="5.761cm" style:legend-expansion="high" chart:style-name="ch3"/>
        <chart:plot-area chart:style-name="ch4" table:cell-range-address="'Summary Profit'.A2:'Summary Profit'.C15" chart:data-source-has-labels="both" svg:x="1.07cm" svg:y="0.145cm" svg:width="14.885cm" svg:height="10.819cm">
          <chartooo:coordinate-region svg:x="3.721cm" svg:y="0.344cm" svg:width="12.149cm" svg:height="8.478cm"/>
          <chart:axis chart:dimension="x" chart:name="primary-x" chart:style-name="ch5" chartooo:axis-type="auto">
            <chartooo:date-scale/>
            <chart:title svg:x="7.238cm" svg:y="11.216cm" chart:style-name="ch6">
              <text:p>Simulation Runs</text:p>
            </chart:title>
            <chart:categories table:cell-range-address="'Summary Profit'.A3:'Summary Profit'.A15"/>
          </chart:axis>
          <chart:axis chart:dimension="y" chart:name="primary-y" chart:style-name="ch7">
            <chart:title svg:x="0.106cm" svg:y="6.683cm" chart:style-name="ch8">
              <text:p>Currency Units</text:p>
            </chart:title>
            <chart:grid chart:style-name="ch9" chart:class="major"/>
          </chart:axis>
          <chart:series chart:style-name="ch10" chart:values-cell-range-address="'Summary Profit'.B3:'Summary Profit'.B15" chart:label-cell-address="'Summary Profit'.B2:'Summary Profit'.B2" chart:class="chart:line">
            <chart:data-point chart:repeated="13"/>
          </chart:series>
          <chart:series chart:style-name="ch11" chart:values-cell-range-address="'Summary Profit'.C3:'Summary Profit'.C15" chart:label-cell-address="'Summary Profit'.C2:'Summary Profit'.C2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ble Pricing</text:p>
                <draw:g>
                  <svg:desc>'Summary Profit'.B2:'Summary Profit'.B2</svg:desc>
                </draw:g>
              </table:table-cell>
              <table:table-cell office:value-type="string">
                <text:p>Benchmark</text:p>
                <draw:g>
                  <svg:desc>'Summary Profit'.C2:'Summary Profit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gher Benchmark</text:p>
                <draw:g>
                  <svg:desc>'Summary Profit'.A3:'Summary Profit'.A15</svg:desc>
                </draw:g>
              </table:table-cell>
              <table:table-cell office:value-type="float" office:value="2856110">
                <text:p>2856110</text:p>
                <draw:g>
                  <svg:desc>'Summary Profit'.B3:'Summary Profit'.B15</svg:desc>
                </draw:g>
              </table:table-cell>
              <table:table-cell office:value-type="float" office:value="-382392">
                <text:p>-382392</text:p>
                <draw:g>
                  <svg:desc>'Summary Profit'.C3:'Summary Profit'.C15</svg:desc>
                </draw:g>
              </table:table-cell>
            </table:table-row>
            <table:table-row>
              <table:table-cell office:value-type="string">
                <text:p>Standard</text:p>
              </table:table-cell>
              <table:table-cell office:value-type="float" office:value="2533774">
                <text:p>2533774</text:p>
              </table:table-cell>
              <table:table-cell office:value-type="float" office:value="167001">
                <text:p>167001</text:p>
              </table:table-cell>
            </table:table-row>
            <table:table-row>
              <table:table-cell office:value-type="string">
                <text:p>Lower Range</text:p>
              </table:table-cell>
              <table:table-cell office:value-type="float" office:value="2379639">
                <text:p>2379639</text:p>
              </table:table-cell>
              <table:table-cell office:value-type="float" office:value="-14051">
                <text:p>-14051</text:p>
              </table:table-cell>
            </table:table-row>
            <table:table-row>
              <table:table-cell office:value-type="string">
                <text:p>Value Estimate -100</text:p>
              </table:table-cell>
              <table:table-cell office:value-type="float" office:value="2234487">
                <text:p>2234487</text:p>
              </table:table-cell>
              <table:table-cell office:value-type="float" office:value="-145984">
                <text:p>-145984</text:p>
              </table:table-cell>
            </table:table-row>
            <table:table-row>
              <table:table-cell office:value-type="string">
                <text:p>Value Estimate 10</text:p>
              </table:table-cell>
              <table:table-cell office:value-type="float" office:value="1963374">
                <text:p>1963374</text:p>
              </table:table-cell>
              <table:table-cell office:value-type="float" office:value="-525651">
                <text:p>-525651</text:p>
              </table:table-cell>
            </table:table-row>
            <table:table-row>
              <table:table-cell office:value-type="string">
                <text:p>Value Estimate -10</text:p>
              </table:table-cell>
              <table:table-cell office:value-type="float" office:value="1626688">
                <text:p>1626688</text:p>
              </table:table-cell>
              <table:table-cell office:value-type="float" office:value="-331469">
                <text:p>-331469</text:p>
              </table:table-cell>
            </table:table-row>
            <table:table-row>
              <table:table-cell office:value-type="string">
                <text:p>Lower Benchmark</text:p>
              </table:table-cell>
              <table:table-cell office:value-type="float" office:value="1525955">
                <text:p>1525955</text:p>
              </table:table-cell>
              <table:table-cell office:value-type="float" office:value="-489257">
                <text:p>-489257</text:p>
              </table:table-cell>
            </table:table-row>
            <table:table-row>
              <table:table-cell office:value-type="string">
                <text:p>Higher Range</text:p>
              </table:table-cell>
              <table:table-cell office:value-type="float" office:value="1204414">
                <text:p>1204414</text:p>
              </table:table-cell>
              <table:table-cell office:value-type="float" office:value="-477736">
                <text:p>-477736</text:p>
              </table:table-cell>
            </table:table-row>
            <table:table-row>
              <table:table-cell office:value-type="string">
                <text:p>Value Estimate 100</text:p>
              </table:table-cell>
              <table:table-cell office:value-type="float" office:value="1166970">
                <text:p>1166970</text:p>
              </table:table-cell>
              <table:table-cell office:value-type="float" office:value="-1524784">
                <text:p>-1524784</text:p>
              </table:table-cell>
            </table:table-row>
            <table:table-row>
              <table:table-cell office:value-type="string">
                <text:p>Lower Discount Factor</text:p>
              </table:table-cell>
              <table:table-cell office:value-type="float" office:value="1148317">
                <text:p>1148317</text:p>
              </table:table-cell>
              <table:table-cell office:value-type="float" office:value="395331">
                <text:p>395331</text:p>
              </table:table-cell>
            </table:table-row>
            <table:table-row>
              <table:table-cell office:value-type="string">
                <text:p>Lower Greediness</text:p>
              </table:table-cell>
              <table:table-cell office:value-type="float" office:value="1088501">
                <text:p>1088501</text:p>
              </table:table-cell>
              <table:table-cell office:value-type="float" office:value="280535">
                <text:p>280535</text:p>
              </table:table-cell>
            </table:table-row>
            <table:table-row>
              <table:table-cell office:value-type="string">
                <text:p>Limited Time (Adjusted)</text:p>
              </table:table-cell>
              <table:table-cell office:value-type="float" office:value="411780">
                <text:p>411780</text:p>
              </table:table-cell>
              <table:table-cell office:value-type="float" office:value="-704860">
                <text:p>-704860</text:p>
              </table:table-cell>
            </table:table-row>
            <table:table-row>
              <table:table-cell office:value-type="string">
                <text:p>Limited Time</text:p>
              </table:table-cell>
              <table:table-cell office:value-type="float" office:value="20589">
                <text:p>20589</text:p>
              </table:table-cell>
              <table:table-cell office:value-type="float" office:value="-35243">
                <text:p>-352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12cm" svg:y="0.316cm" chart:style-name="ch2">
          <text:p>Linear Regression of Reward</text:p>
        </chart:title>
        <chart:subtitle svg:x="5.535cm" svg:y="1.275cm" chart:style-name="ch3">
          <text:p>Variable Pricing Simulations</text:p>
        </chart:subtitle>
        <chart:legend chart:legend-position="end" svg:x="11.216cm" svg:y="1.711cm" style:legend-expansion="high" chart:style-name="ch4"/>
        <chart:plot-area chart:style-name="ch5" table:cell-range-address="'Fare Price Regression'.A2:'Fare Price Regression'.C13" chart:data-source-has-labels="both" svg:x="1.331cm" svg:y="2.318cm" svg:width="9.245cm" svg:height="5.521cm">
          <chartooo:coordinate-region svg:x="1.767cm" svg:y="2.517cm" svg:width="8.344cm" svg:height="4.675cm"/>
          <chart:axis chart:dimension="x" chart:name="primary-x" chart:style-name="ch6" chartooo:axis-type="auto">
            <chartooo:date-scale/>
            <chart:title svg:x="5.525cm" svg:y="8.019cm" chart:style-name="ch7">
              <text:p>Time</text:p>
            </chart:title>
            <chart:categories table:cell-range-address="'Fare Price Regression'.B2:'Fare Price Regression'.C2"/>
          </chart:axis>
          <chart:axis chart:dimension="y" chart:name="primary-y" chart:style-name="ch6">
            <chart:title svg:x="0.451cm" svg:y="5.704cm" chart:style-name="ch8">
              <text:p>Reward</text:p>
            </chart:title>
            <chart:grid chart:style-name="ch9" chart:class="major"/>
          </chart:axis>
          <chart:series chart:style-name="ch10" chart:values-cell-range-address="'Fare Price Regression'.B3:'Fare Price Regression'.C3" chart:label-cell-address="'Fare Price Regression'.A3:'Fare Price Regression'.A3" chart:class="chart:line">
            <chart:data-point chart:repeated="2"/>
          </chart:series>
          <chart:series chart:style-name="ch11" chart:values-cell-range-address="'Fare Price Regression'.B4:'Fare Price Regression'.C4" chart:label-cell-address="'Fare Price Regression'.A4:'Fare Price Regression'.A4" chart:class="chart:line">
            <chart:data-point chart:repeated="2"/>
          </chart:series>
          <chart:series chart:style-name="ch12" chart:values-cell-range-address="'Fare Price Regression'.B5:'Fare Price Regression'.C5" chart:label-cell-address="'Fare Price Regression'.A5:'Fare Price Regression'.A5" chart:class="chart:line">
            <chart:data-point chart:repeated="2"/>
          </chart:series>
          <chart:series chart:style-name="ch13" chart:values-cell-range-address="'Fare Price Regression'.B6:'Fare Price Regression'.C6" chart:label-cell-address="'Fare Price Regression'.A6:'Fare Price Regression'.A6" chart:class="chart:line">
            <chart:data-point chart:repeated="2"/>
          </chart:series>
          <chart:series chart:style-name="ch14" chart:values-cell-range-address="'Fare Price Regression'.B7:'Fare Price Regression'.C7" chart:label-cell-address="'Fare Price Regression'.A7:'Fare Price Regression'.A7" chart:class="chart:line">
            <chart:data-point chart:repeated="2"/>
          </chart:series>
          <chart:series chart:style-name="ch15" chart:values-cell-range-address="'Fare Price Regression'.B8:'Fare Price Regression'.C8" chart:label-cell-address="'Fare Price Regression'.A8:'Fare Price Regression'.A8" chart:class="chart:line">
            <chart:data-point chart:repeated="2"/>
          </chart:series>
          <chart:series chart:style-name="ch16" chart:values-cell-range-address="'Fare Price Regression'.B9:'Fare Price Regression'.C9" chart:label-cell-address="'Fare Price Regression'.A9:'Fare Price Regression'.A9" chart:class="chart:line">
            <chart:data-point chart:repeated="2"/>
          </chart:series>
          <chart:series chart:style-name="ch17" chart:values-cell-range-address="'Fare Price Regression'.B10:'Fare Price Regression'.C10" chart:label-cell-address="'Fare Price Regression'.A10:'Fare Price Regression'.A10" chart:class="chart:line">
            <chart:data-point chart:repeated="2"/>
          </chart:series>
          <chart:series chart:style-name="ch18" chart:values-cell-range-address="'Fare Price Regression'.B11:'Fare Price Regression'.C11" chart:label-cell-address="'Fare Price Regression'.A11:'Fare Price Regression'.A11" chart:class="chart:line">
            <chart:data-point chart:repeated="2"/>
          </chart:series>
          <chart:series chart:style-name="ch19" chart:values-cell-range-address="'Fare Price Regression'.B12:'Fare Price Regression'.C12" chart:label-cell-address="'Fare Price Regression'.A12:'Fare Price Regression'.A12" chart:class="chart:line">
            <chart:data-point chart:repeated="2"/>
          </chart:series>
          <chart:series chart:style-name="ch20" chart:values-cell-range-address="'Fare Price Regression'.B13:'Fare Price Regression'.C13" chart:label-cell-address="'Fare Price Regression'.A13:'Fare Price Regression'.A13" chart:class="chart:line">
            <chart:data-point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'Fare Price Regression'.B2:'Fare Price Regression'.C2</svg:desc>
                </draw:g>
              </table:table-cell>
              <table:table-cell office:value-type="string">
                <text:p>Finish</text:p>
              </table:table-cell>
            </table:table-row>
          </table:table-header-rows>
          <table:table-rows>
            <table:table-row>
              <table:table-cell office:value-type="string">
                <text:p>Higher Benchmark</text:p>
                <draw:g>
                  <svg:desc>'Fare Price Regression'.A3:'Fare Price Regression'.A3</svg:desc>
                </draw:g>
              </table:table-cell>
              <table:table-cell office:value-type="float" office:value="3.4">
                <text:p>3.4</text:p>
                <draw:g>
                  <svg:desc>'Fare Price Regression'.B3:'Fare Price Regression'.C3</svg:desc>
                </draw:g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Standard</text:p>
                <draw:g>
                  <svg:desc>'Fare Price Regression'.A4:'Fare Price Regression'.A4</svg:desc>
                </draw:g>
              </table:table-cell>
              <table:table-cell office:value-type="float" office:value="3.1">
                <text:p>3.1</text:p>
                <draw:g>
                  <svg:desc>'Fare Price Regression'.B4:'Fare Price Regression'.C4</svg:desc>
                </draw:g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Value Estimate -100</text:p>
                <draw:g>
                  <svg:desc>'Fare Price Regression'.A5:'Fare Price Regression'.A5</svg:desc>
                </draw:g>
              </table:table-cell>
              <table:table-cell office:value-type="float" office:value="2.9">
                <text:p>2.9</text:p>
                <draw:g>
                  <svg:desc>'Fare Price Regression'.B5:'Fare Price Regression'.C5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ower Range</text:p>
                <draw:g>
                  <svg:desc>'Fare Price Regression'.A6:'Fare Price Regression'.A6</svg:desc>
                </draw:g>
              </table:table-cell>
              <table:table-cell office:value-type="float" office:value="4.25">
                <text:p>4.25</text:p>
                <draw:g>
                  <svg:desc>'Fare Price Regression'.B6:'Fare Price Regression'.C6</svg:desc>
                </draw:g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Value Estimate 10</text:p>
                <draw:g>
                  <svg:desc>'Fare Price Regression'.A7:'Fare Price Regression'.A7</svg:desc>
                </draw:g>
              </table:table-cell>
              <table:table-cell office:value-type="float" office:value="2.25">
                <text:p>2.25</text:p>
                <draw:g>
                  <svg:desc>'Fare Price Regression'.B7:'Fare Price Regression'.C7</svg:desc>
                </draw:g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Lower Benchmark</text:p>
                <draw:g>
                  <svg:desc>'Fare Price Regression'.A8:'Fare Price Regression'.A8</svg:desc>
                </draw:g>
              </table:table-cell>
              <table:table-cell office:value-type="float" office:value="1.2">
                <text:p>1.2</text:p>
                <draw:g>
                  <svg:desc>'Fare Price Regression'.B8:'Fare Price Regression'.C8</svg:desc>
                </draw:g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Lower Discount Factor</text:p>
                <draw:g>
                  <svg:desc>'Fare Price Regression'.A9:'Fare Price Regression'.A9</svg:desc>
                </draw:g>
              </table:table-cell>
              <table:table-cell office:value-type="float" office:value="0.85">
                <text:p>0.85</text:p>
                <draw:g>
                  <svg:desc>'Fare Price Regression'.B9:'Fare Price Regression'.C9</svg:desc>
                </draw:g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Value Estimate -10</text:p>
                <draw:g>
                  <svg:desc>'Fare Price Regression'.A10:'Fare Price Regression'.A10</svg:desc>
                </draw:g>
              </table:table-cell>
              <table:table-cell office:value-type="float" office:value="2.3">
                <text:p>2.3</text:p>
                <draw:g>
                  <svg:desc>'Fare Price Regression'.B10:'Fare Price Regression'.C10</svg:desc>
                </draw:g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Lower Greediness</text:p>
                <draw:g>
                  <svg:desc>'Fare Price Regression'.A11:'Fare Price Regression'.A11</svg:desc>
                </draw:g>
              </table:table-cell>
              <table:table-cell office:value-type="float" office:value="1.2">
                <text:p>1.2</text:p>
                <draw:g>
                  <svg:desc>'Fare Price Regression'.B11:'Fare Price Regression'.C11</svg:desc>
                </draw:g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Higher Range</text:p>
                <draw:g>
                  <svg:desc>'Fare Price Regression'.A12:'Fare Price Regression'.A12</svg:desc>
                </draw:g>
              </table:table-cell>
              <table:table-cell office:value-type="float" office:value="1.13">
                <text:p>1.13</text:p>
                <draw:g>
                  <svg:desc>'Fare Price Regression'.B12:'Fare Price Regression'.C12</svg:desc>
                </draw:g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Value Estimate 100</text:p>
                <draw:g>
                  <svg:desc>'Fare Price Regression'.A13:'Fare Price Regression'.A13</svg:desc>
                </draw:g>
              </table:table-cell>
              <table:table-cell office:value-type="float" office:value="1.55">
                <text:p>1.55</text:p>
                <draw:g>
                  <svg:desc>'Fare Price Regression'.B13:'Fare Price Regression'.C13</svg:desc>
                </draw:g>
              </table:table-cell>
              <table:table-cell office:value-type="float" office:value="1.88">
                <text:p>1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12cm" svg:y="0.316cm" chart:style-name="ch2">
          <text:p>Linear Regression of Reward</text:p>
        </chart:title>
        <chart:subtitle svg:x="5.76cm" svg:y="1.275cm" chart:style-name="ch3">
          <text:p>Fixed Pricing Simulations</text:p>
        </chart:subtitle>
        <chart:legend chart:legend-position="end" svg:x="11.216cm" svg:y="1.711cm" style:legend-expansion="high" chart:style-name="ch4"/>
        <chart:plot-area chart:style-name="ch5" table:cell-range-address="'Fare Price Regression'.D2:'Fare Price Regression'.F13" chart:data-source-has-labels="both" svg:x="1.331cm" svg:y="2.318cm" svg:width="9.245cm" svg:height="5.521cm">
          <chartooo:coordinate-region svg:x="2.164cm" svg:y="2.517cm" svg:width="7.947cm" svg:height="4.675cm"/>
          <chart:axis chart:dimension="x" chart:name="primary-x" chart:style-name="ch6" chartooo:axis-type="auto">
            <chartooo:date-scale/>
            <chart:title svg:x="5.525cm" svg:y="8.019cm" chart:style-name="ch7">
              <text:p>Time</text:p>
            </chart:title>
            <chart:categories table:cell-range-address="'Fare Price Regression'.E2:'Fare Price Regression'.F2"/>
          </chart:axis>
          <chart:axis chart:dimension="y" chart:name="primary-y" chart:style-name="ch8">
            <chart:title svg:x="0.451cm" svg:y="5.704cm" chart:style-name="ch9">
              <text:p>Reward</text:p>
            </chart:title>
            <chart:grid chart:style-name="ch10" chart:class="major"/>
          </chart:axis>
          <chart:series chart:style-name="ch11" chart:values-cell-range-address="'Fare Price Regression'.E3:'Fare Price Regression'.F3" chart:label-cell-address="'Fare Price Regression'.D3:'Fare Price Regression'.D3" chart:class="chart:line">
            <chart:data-point chart:repeated="2"/>
          </chart:series>
          <chart:series chart:style-name="ch12" chart:values-cell-range-address="'Fare Price Regression'.E4:'Fare Price Regression'.F4" chart:label-cell-address="'Fare Price Regression'.D4:'Fare Price Regression'.D4" chart:class="chart:line">
            <chart:data-point chart:repeated="2"/>
          </chart:series>
          <chart:series chart:style-name="ch13" chart:values-cell-range-address="'Fare Price Regression'.E5:'Fare Price Regression'.F5" chart:label-cell-address="'Fare Price Regression'.D5:'Fare Price Regression'.D5" chart:class="chart:line">
            <chart:data-point chart:repeated="2"/>
          </chart:series>
          <chart:series chart:style-name="ch14" chart:values-cell-range-address="'Fare Price Regression'.E6:'Fare Price Regression'.F6" chart:label-cell-address="'Fare Price Regression'.D6:'Fare Price Regression'.D6" chart:class="chart:line">
            <chart:data-point chart:repeated="2"/>
          </chart:series>
          <chart:series chart:style-name="ch15" chart:values-cell-range-address="'Fare Price Regression'.E7:'Fare Price Regression'.F7" chart:label-cell-address="'Fare Price Regression'.D7:'Fare Price Regression'.D7" chart:class="chart:line">
            <chart:data-point chart:repeated="2"/>
          </chart:series>
          <chart:series chart:style-name="ch16" chart:values-cell-range-address="'Fare Price Regression'.E8:'Fare Price Regression'.F8" chart:label-cell-address="'Fare Price Regression'.D8:'Fare Price Regression'.D8" chart:class="chart:line">
            <chart:data-point chart:repeated="2"/>
          </chart:series>
          <chart:series chart:style-name="ch17" chart:values-cell-range-address="'Fare Price Regression'.E9:'Fare Price Regression'.F9" chart:label-cell-address="'Fare Price Regression'.D9:'Fare Price Regression'.D9" chart:class="chart:line">
            <chart:data-point chart:repeated="2"/>
          </chart:series>
          <chart:series chart:style-name="ch18" chart:values-cell-range-address="'Fare Price Regression'.E10:'Fare Price Regression'.F10" chart:label-cell-address="'Fare Price Regression'.D10:'Fare Price Regression'.D10" chart:class="chart:line">
            <chart:data-point chart:repeated="2"/>
          </chart:series>
          <chart:series chart:style-name="ch19" chart:values-cell-range-address="'Fare Price Regression'.E11:'Fare Price Regression'.F11" chart:label-cell-address="'Fare Price Regression'.D11:'Fare Price Regression'.D11" chart:class="chart:line">
            <chart:data-point chart:repeated="2"/>
          </chart:series>
          <chart:series chart:style-name="ch20" chart:values-cell-range-address="'Fare Price Regression'.E12:'Fare Price Regression'.F12" chart:label-cell-address="'Fare Price Regression'.D12:'Fare Price Regression'.D12" chart:class="chart:line">
            <chart:data-point chart:repeated="2"/>
          </chart:series>
          <chart:series chart:style-name="ch21" chart:values-cell-range-address="'Fare Price Regression'.E13:'Fare Price Regression'.F13" chart:label-cell-address="'Fare Price Regression'.D13:'Fare Price Regression'.D13" chart:class="chart:line">
            <chart:data-point chart:repeated="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'Fare Price Regression'.E2:'Fare Price Regression'.F2</svg:desc>
                </draw:g>
              </table:table-cell>
              <table:table-cell office:value-type="string">
                <text:p>Finish</text:p>
              </table:table-cell>
            </table:table-row>
          </table:table-header-rows>
          <table:table-rows>
            <table:table-row>
              <table:table-cell office:value-type="string">
                <text:p>Lower Greediness</text:p>
                <draw:g>
                  <svg:desc>'Fare Price Regression'.D3:'Fare Price Regression'.D3</svg:desc>
                </draw:g>
              </table:table-cell>
              <table:table-cell office:value-type="float" office:value="-0.45">
                <text:p>-0.45</text:p>
                <draw:g>
                  <svg:desc>'Fare Price Regression'.E3:'Fare Price Regression'.F3</svg:desc>
                </draw:g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Lower Discount Factor</text:p>
                <draw:g>
                  <svg:desc>'Fare Price Regression'.D4:'Fare Price Regression'.D4</svg:desc>
                </draw:g>
              </table:table-cell>
              <table:table-cell office:value-type="float" office:value="0.2">
                <text:p>0.2</text:p>
                <draw:g>
                  <svg:desc>'Fare Price Regression'.E4:'Fare Price Regression'.F4</svg:desc>
                </draw:g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Standard</text:p>
                <draw:g>
                  <svg:desc>'Fare Price Regression'.D5:'Fare Price Regression'.D5</svg:desc>
                </draw:g>
              </table:table-cell>
              <table:table-cell office:value-type="float" office:value="0">
                <text:p>0</text:p>
                <draw:g>
                  <svg:desc>'Fare Price Regression'.E5:'Fare Price Regression'.F5</svg:desc>
                </draw:g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Lower Range</text:p>
                <draw:g>
                  <svg:desc>'Fare Price Regression'.D6:'Fare Price Regression'.D6</svg:desc>
                </draw:g>
              </table:table-cell>
              <table:table-cell office:value-type="float" office:value="-0.35">
                <text:p>-0.35</text:p>
                <draw:g>
                  <svg:desc>'Fare Price Regression'.E6:'Fare Price Regression'.F6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Lower Benchmark</text:p>
                <draw:g>
                  <svg:desc>'Fare Price Regression'.D7:'Fare Price Regression'.D7</svg:desc>
                </draw:g>
              </table:table-cell>
              <table:table-cell office:value-type="float" office:value="-1.75">
                <text:p>-1.75</text:p>
                <draw:g>
                  <svg:desc>'Fare Price Regression'.E7:'Fare Price Regression'.F7</svg:desc>
                </draw:g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Value Estimate -100</text:p>
                <draw:g>
                  <svg:desc>'Fare Price Regression'.D8:'Fare Price Regression'.D8</svg:desc>
                </draw:g>
              </table:table-cell>
              <table:table-cell office:value-type="float" office:value="-0.45">
                <text:p>-0.45</text:p>
                <draw:g>
                  <svg:desc>'Fare Price Regression'.E8:'Fare Price Regression'.F8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lue Estimate 10</text:p>
                <draw:g>
                  <svg:desc>'Fare Price Regression'.D9:'Fare Price Regression'.D9</svg:desc>
                </draw:g>
              </table:table-cell>
              <table:table-cell office:value-type="float" office:value="-1.6">
                <text:p>-1.6</text:p>
                <draw:g>
                  <svg:desc>'Fare Price Regression'.E9:'Fare Price Regression'.F9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lue Estimate -10</text:p>
                <draw:g>
                  <svg:desc>'Fare Price Regression'.D10:'Fare Price Regression'.D10</svg:desc>
                </draw:g>
              </table:table-cell>
              <table:table-cell office:value-type="float" office:value="-0.9">
                <text:p>-0.9</text:p>
                <draw:g>
                  <svg:desc>'Fare Price Regression'.E10:'Fare Price Regression'.F10</svg:desc>
                </draw:g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Higher Benchmark</text:p>
                <draw:g>
                  <svg:desc>'Fare Price Regression'.D11:'Fare Price Regression'.D11</svg:desc>
                </draw:g>
              </table:table-cell>
              <table:table-cell office:value-type="float" office:value="-1.05">
                <text:p>-1.05</text:p>
                <draw:g>
                  <svg:desc>'Fare Price Regression'.E11:'Fare Price Regression'.F11</svg:desc>
                </draw:g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Higher Range</text:p>
                <draw:g>
                  <svg:desc>'Fare Price Regression'.D12:'Fare Price Regression'.D12</svg:desc>
                </draw:g>
              </table:table-cell>
              <table:table-cell office:value-type="float" office:value="-1.25">
                <text:p>-1.25</text:p>
                <draw:g>
                  <svg:desc>'Fare Price Regression'.E12:'Fare Price Regression'.F12</svg:desc>
                </draw:g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Value Estimate 100</text:p>
                <draw:g>
                  <svg:desc>'Fare Price Regression'.D13:'Fare Price Regression'.D13</svg:desc>
                </draw:g>
              </table:table-cell>
              <table:table-cell office:value-type="float" office:value="-2.57">
                <text:p>-2.57</text:p>
                <draw:g>
                  <svg:desc>'Fare Price Regression'.E13:'Fare Price Regression'.F13</svg:desc>
                </draw:g>
              </table:table-cell>
              <table:table-cell office:value-type="float" office:value="-2.58">
                <text:p>-2.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